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Source Serif Pro Light1" svg:font-family="'Source Serif Pro Light'" style:font-family-generic="roman"/>
    <style:font-face style:name="Lucida Sans1" svg:font-family="'Lucida Sans'" style:font-family-generic="swiss"/>
    <style:font-face style:name="Source Serif Pro Light" svg:font-family="'Source Serif Pro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Table_20_Contents">
      <style:text-properties style:font-name="Source Serif Pro Light"/>
    </style:style>
    <style:style style:name="P2" style:family="paragraph" style:parent-style-name="Table_20_Contents">
      <style:paragraph-properties fo:text-align="center" style:justify-single-word="false"/>
      <style:text-properties style:font-name="Source Serif Pro Light"/>
    </style:style>
    <style:style style:name="P3" style:family="paragraph" style:parent-style-name="Table_20_Contents">
      <style:paragraph-properties fo:text-align="start" style:justify-single-word="false"/>
      <style:text-properties style:font-name="Source Serif Pro Light" fo:font-weight="normal" style:font-weight-asian="normal" style:font-weight-complex="normal"/>
    </style:style>
    <style:style style:name="P4" style:family="paragraph" style:parent-style-name="Table_20_Contents">
      <style:paragraph-properties fo:text-align="start" style:justify-single-word="false"/>
      <style:text-properties style:font-name="Source Serif Pro Light" fo:font-weight="normal" style:font-name-asian="SimSun" style:font-weight-asian="normal" style:font-name-complex="Lucida Sans" style:font-weight-complex="normal"/>
    </style:style>
    <style:style style:name="P5" style:family="paragraph" style:parent-style-name="Table_20_Contents">
      <style:paragraph-properties fo:text-align="start" style:justify-single-word="false"/>
      <style:text-properties style:font-name="Source Serif Pro Light" fo:font-size="14pt" fo:font-weight="normal" style:font-size-asian="14pt" style:font-weight-asian="normal" style:font-size-complex="14pt" style:font-weight-complex="normal"/>
    </style:style>
    <style:style style:name="P6" style:family="paragraph" style:parent-style-name="Table_20_Contents">
      <style:paragraph-properties fo:text-align="start" style:justify-single-word="false"/>
      <style:text-properties style:font-name="Source Serif Pro Light" fo:font-size="14pt" fo:font-weight="normal" style:font-name-asian="SimSun" style:font-size-asian="14pt" style:font-weight-asian="normal" style:font-name-complex="Lucida Sans" style:font-size-complex="14pt" style:font-weight-complex="normal"/>
    </style:style>
    <style:style style:name="P7" style:family="paragraph" style:parent-style-name="Table_20_Contents">
      <style:paragraph-properties fo:text-align="center" style:justify-single-word="false"/>
      <style:text-properties style:font-name="Source Serif Pro Light" fo:font-weight="bold" style:font-weight-asian="bold" style:font-weight-complex="bold"/>
    </style:style>
    <style:style style:name="P8" style:family="paragraph" style:parent-style-name="Table_20_Contents">
      <style:paragraph-properties fo:text-align="start" style:justify-single-word="false"/>
      <style:text-properties style:font-name="Source Serif Pro Light" fo:font-style="italic" fo:font-weight="normal" style:font-name-asian="SimSun" style:font-style-asian="italic" style:font-weight-asian="normal" style:font-name-complex="Lucida Sans" style:font-style-complex="italic" style:font-weight-complex="normal"/>
    </style:style>
    <style:style style:name="P9" style:family="paragraph" style:parent-style-name="Text_20_body">
      <style:paragraph-properties fo:text-align="end" style:justify-single-word="false"/>
      <style:text-properties style:font-name="Source Serif Pro Light"/>
    </style:style>
    <style:style style:name="P10" style:family="paragraph" style:parent-style-name="Standard">
      <style:text-properties style:font-name="Source Serif Pro Light"/>
    </style:style>
    <style:style style:name="P11" style:family="paragraph" style:parent-style-name="Standard">
      <style:text-properties style:font-name="Source Serif Pro Light" fo:font-weight="normal" style:font-weight-asian="normal" style:font-weight-complex="normal"/>
    </style:style>
    <style:style style:name="P12" style:family="paragraph" style:parent-style-name="Standard">
      <style:text-properties style:font-name="Source Serif Pro Light" style:font-name-asian="SimSun" style:font-name-complex="Lucida Sans"/>
    </style:style>
    <style:style style:name="P13" style:family="paragraph" style:parent-style-name="Standard">
      <style:text-properties style:font-name="Source Serif Pro Light" fo:font-size="10.5pt" style:font-name-asian="SimSun" style:font-size-asian="10.5pt" style:font-name-complex="Lucida Sans" style:font-size-complex="10.5pt"/>
    </style:style>
    <style:style style:name="P14" style:family="paragraph" style:parent-style-name="Standard" style:list-style-name="L1">
      <style:text-properties style:font-name="Source Serif Pro Light" fo:font-size="10.5pt" style:font-name-asian="SimSun" style:font-size-asian="10.5pt" style:font-name-complex="Lucida Sans" style:font-size-complex="10.5pt"/>
    </style:style>
    <style:style style:name="P15" style:family="paragraph" style:parent-style-name="Standard" style:list-style-name="L1">
      <style:text-properties style:font-name="Source Serif Pro Light" fo:font-size="10.5pt" style:font-size-asian="10.5pt" style:font-size-complex="10.5pt"/>
    </style:style>
    <style:style style:name="P16" style:family="paragraph" style:parent-style-name="Standard" style:list-style-name="L1">
      <style:paragraph-properties fo:text-align="start" style:justify-single-word="false"/>
      <style:text-properties style:font-name="Source Serif Pro Light" fo:font-size="10.5pt" fo:font-weight="normal" style:font-size-asian="10.5pt" style:font-weight-asian="normal" style:font-size-complex="10.5pt" style:font-weight-complex="normal"/>
    </style:style>
    <style:style style:name="P17" style:family="paragraph" style:parent-style-name="Table_20_Contents">
      <style:paragraph-properties fo:text-align="center" style:justify-single-word="false"/>
      <style:text-properties style:font-name="Source Serif Pro Light" fo:font-weight="bold" style:font-name-asian="SimSun" style:font-weight-asian="bold" style:font-name-complex="Lucida Sans" style:font-weight-complex="bold"/>
    </style:style>
    <style:style style:name="P18" style:family="paragraph" style:parent-style-name="Table_20_Contents">
      <style:paragraph-properties fo:text-align="center" style:justify-single-word="false"/>
      <style:text-properties style:font-name="Source Serif Pro Light" fo:font-weight="normal" style:font-weight-asian="normal" style:font-weight-complex="normal"/>
    </style:style>
    <style:style style:name="P19" style:family="paragraph" style:parent-style-name="Table_20_Contents">
      <style:paragraph-properties fo:text-align="start" style:justify-single-word="false"/>
      <style:text-properties style:font-name="Source Serif Pro Light" fo:font-size="14pt" fo:font-weight="normal" officeooo:rsid="0008eda9" officeooo:paragraph-rsid="0008eda9" style:font-size-asian="14pt" style:font-weight-asian="normal" style:font-size-complex="14pt" style:font-weight-complex="normal"/>
    </style:style>
    <style:style style:name="T1" style:family="text">
      <style:text-properties style:text-position="super 58%" fo:font-weight="normal" style:font-weight-asian="normal" style:font-weight-complex="normal"/>
    </style:style>
    <style:style style:name="T2" style:family="text">
      <style:text-properties style:font-name="Source Serif Pro Light1" style:font-name-asian="Source Serif Pro Light1" style:font-name-complex="Source Serif Pro Light1"/>
    </style:style>
    <style:style style:name="T3" style:family="text">
      <style:text-properties style:font-name="Source Serif Pro Light1" fo:font-size="10.5pt" fo:font-weight="normal" style:font-name-asian="Source Serif Pro Light1" style:font-size-asian="10.5pt" style:font-weight-asian="normal" style:font-name-complex="Source Serif Pro Light1" style:font-size-complex="10.5pt" style:font-weight-complex="normal"/>
    </style:style>
    <style:style style:name="T4" style:family="text">
      <style:text-properties style:font-name="Source Serif Pro Light1" fo:font-weight="bold" style:font-name-asian="Source Serif Pro Light1" style:font-weight-asian="bold" style:font-name-complex="Source Serif Pro Light1" style:font-weight-complex="bold"/>
    </style:style>
    <style:style style:name="T5" style:family="text">
      <style:text-properties style:font-name-asian="SimSun" style:font-name-complex="Lucida Sans"/>
    </style:style>
    <style:style style:name="T6" style:family="text">
      <style:text-properties fo:font-weight="bold" style:font-name-asian="SimSun" style:font-weight-asian="bold" style:font-name-complex="Lucida Sans" style:font-weight-complex="bold"/>
    </style:style>
    <style:style style:name="T7" style:family="text">
      <style:text-properties style:text-position="sub 58%" style:font-name-asian="SimSun" style:font-name-complex="Lucida Sans"/>
    </style:style>
    <style:style style:name="T8" style:family="text">
      <style:text-properties style:text-position="sub 58%" fo:font-size="10.5pt" fo:font-weight="normal" style:font-name-asian="SimSun" style:font-size-asian="10.5pt" style:font-weight-asian="normal" style:font-name-complex="Lucida Sans" style:font-size-complex="10.5pt" style:font-weight-complex="normal"/>
    </style:style>
    <style:style style:name="T9" style:family="text">
      <style:text-properties style:text-position="sub 58%" fo:font-style="normal" style:font-style-asian="normal" style:font-style-complex="normal"/>
    </style:style>
    <style:style style:name="T10" style:family="text">
      <style:text-properties style:text-position="sub 58%" style:font-name="Source Serif Pro Light1" fo:font-weight="bold" style:font-name-asian="Source Serif Pro Light1" style:font-weight-asian="bold" style:font-name-complex="Source Serif Pro Light1" style:font-weight-complex="bold"/>
    </style:style>
    <style:style style:name="T11" style:family="text">
      <style:text-properties fo:font-weight="normal" style:font-name-asian="SimSun" style:font-weight-asian="normal" style:font-name-complex="Lucida Sans" style:font-weight-complex="normal"/>
    </style:style>
    <style:style style:name="T12" style:family="text">
      <style:text-properties fo:font-size="10.5pt" style:font-size-asian="10.5pt" style:font-size-complex="10.5pt"/>
    </style:style>
    <style:style style:name="T13" style:family="text">
      <style:text-properties fo:font-size="10.5pt" fo:font-weight="normal" style:font-size-asian="10.5pt" style:font-weight-asian="normal" style:font-size-complex="10.5pt" style:font-weight-complex="normal"/>
    </style:style>
    <style:style style:name="T14" style:family="text">
      <style:text-properties fo:font-size="10.5pt" fo:font-weight="normal" style:font-name-asian="SimSun" style:font-size-asian="10.5pt" style:font-weight-asian="normal" style:font-name-complex="Lucida Sans" style:font-size-complex="10.5pt" style:font-weight-complex="normal"/>
    </style:style>
    <style:style style:name="T15"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Oetske Leroux – Bachelor en Sciences Informatiques 2<text:span text:style-name="T1">ème </text:span></text:p>
      <table:table table:name="Tableau1" table:style-name="Tableau1">
        <table:table-column table:style-name="Tableau1.A"/>
        <table:table-row>
          <table:table-cell table:style-name="Tableau1.A1" office:value-type="string">
            <text:p text:style-name="P1"/>
            <text:p text:style-name="P2">8. </text:p>
            <text:p text:style-name="P2">Mutual information for multiple random variables. </text:p>
            <text:p text:style-name="P2">Explain the chain rule decomposition of mutual information. </text:p>
            <text:p text:style-name="P2">Explain the notion of conditional mutual information. </text:p>
            <text:p text:style-name="P2">The Venn diagram interpretation <text:s/></text:p>
            <text:p text:style-name="P2"/>
          </table:table-cell>
        </table:table-row>
      </table:table>
      <text:p text:style-name="P11"/>
      <text:p text:style-name="P5">Information mutuelle</text:p>
      <text:p text:style-name="P3"/>
      <text:p text:style-name="P10">L'information mutuelle entre deux variables aléatoire mesure leur dépendance. Elle permet donc de savoir à quel point la réalisation d'une des v.a apporte de l'information sur l'autre v.a. L'information est donc nulle lorsque les deux v.a. sont indépendantes. </text:p>
      <text:p text:style-name="P10"/>
      <text:p text:style-name="P10"><text:span text:style-name="T12">Soit X, Y deux variables aléatoire, alors on a </text:span><text:span text:style-name="T13">I(X;Y) = </text:span><text:span text:style-name="T3">∑∑</text:span><text:span text:style-name="T14">p</text:span><text:span text:style-name="T8">X,Y</text:span><text:span text:style-name="T14">(x,y)log(p</text:span><text:span text:style-name="T8">X,Y</text:span><text:span text:style-name="T14">(x,y) / p</text:span><text:span text:style-name="T8">X</text:span><text:span text:style-name="T14">(x)p</text:span><text:span text:style-name="T8">Y</text:span><text:span text:style-name="T14">(y)).</text:span><text:span text:style-name="T11"> </text:span></text:p>
      <text:p text:style-name="P12"/>
      <text:p text:style-name="P12">Soient X, Y, Z trois variables aléatoires, alors on a :</text:p>
      <text:p text:style-name="P17"/>
      <text:p text:style-name="P18"><text:span text:style-name="T6">I(X;Y|Z) = </text:span><text:span text:style-name="T4">∑p</text:span><text:span text:style-name="T10">Z</text:span><text:span text:style-name="T4">(z)∑∑p</text:span><text:span text:style-name="T10">X,Y|Z</text:span><text:span text:style-name="T4">(x,y|z)log[p</text:span><text:span text:style-name="T10">X,Y|Z</text:span><text:span text:style-name="T4">(x,y|z) / p</text:span><text:span text:style-name="T10">X,Z</text:span><text:span text:style-name="T4">(x,z)p</text:span><text:span text:style-name="T10">Y|Z</text:span><text:span text:style-name="T4">(y,z)]</text:span></text:p>
      <text:p text:style-name="P3"/>
      <text:p text:style-name="P19">p.61</text:p>
      <text:p text:style-name="P19"/>
      <text:p text:style-name="P5">Chain rule </text:p>
      <text:p text:style-name="P3"/>
      <text:p text:style-name="P7">I(X1,...,XN ; Y) = <text:span text:style-name="T2">∑</text:span><text:span text:style-name="T5">I(Xi;Y|Xi-1,...X1)</text:span></text:p>
      <text:p text:style-name="P4"/>
      <text:p text:style-name="P4">En effet on a I(X1,...,XN;Y) = H(X1,...,XN) – H(X1,...,XN|Y)</text:p>
      <text:p text:style-name="P3"><text:span text:style-name="T5">On sait que H(X1,...,XN) = </text:span><text:span text:style-name="T2">∑H(Xi|Xi-1,...,X1,Y) </text:span></text:p>
      <text:p text:style-name="P3"><text:span text:style-name="T2">Donc </text:span><text:span text:style-name="T5"><text:s/></text:span><text:span text:style-name="T2">∑H(Xi|Xi-1,...,X1) <text:s/>- </text:span><text:span text:style-name="T5"><text:s/></text:span><text:span text:style-name="T2">∑H(Xi|Xi-1,...,X1,Y) = </text:span><text:span text:style-name="T5"><text:s/></text:span><text:span text:style-name="T2">∑I(Xi;Y|Xi-1,...,X1) </text:span></text:p>
      <text:p text:style-name="P4"/>
      <text:p text:style-name="P8">Pratique <text:span text:style-name="T15">: Soit une image de taille nxm. On représente chacun de ses pixels par une variables aléatoire x</text:span><text:span text:style-name="T9">1</text:span><text:span text:style-name="T15">,...,x</text:span><text:span text:style-name="T9">n </text:span><text:span text:style-name="T15">et on a un label Y. Ce label peut représenter différentes choses comme l'humeur ou le sexe etc qui va caractériser l'image. Prenons l'exemple de l'image avec le cameraman qui tient une caméra. Alors Y peut représenter cela et on aura donc des pixels (par exemple les pixels du background) qui ne vont pas être corrélés à ce label. On peut alors les filtrer et les supprimer dans notre décomposition pour garder que ce qui est nécessaire. On crée ainsi un 'Attention Model' qui devoir faire attention aux régions de l'image qui sont déterminée par ce label (classification). <text:s/></text:span></text:p>
      <text:p text:style-name="P4"/>
      <text:p text:style-name="P6">Information mutuelle conditionnelle</text:p>
      <text:p text:style-name="P4"/>
      <text:p text:style-name="P4">Nous donne la valeur attendue de l'information mutuelle de deux variables étant donnée la valeur d'une troisième. </text:p>
      <text:p text:style-name="P17">I(X;Y|Z) = H(X|Z) – H(X|Y,Z)</text:p>
      <text:p text:style-name="P13">Propriétés (question12):</text:p>
      <text:list xml:id="list2839970817" text:style-name="L1">
        <text:list-item>
          <text:p text:style-name="P14">I(X;Y) = I(Y;X)</text:p>
        </text:list-item>
        <text:list-item>
          <text:p text:style-name="P15"><text:span text:style-name="T5">I(X;Y) </text:span><text:span text:style-name="T2">≥</text:span><text:span text:style-name="T5"> 0 </text:span></text:p>
        </text:list-item>
        <text:list-item>
          <text:p text:style-name="P14"><text:soft-page-break/>I(X;Y) <text:s/>= 0 &lt;=&gt; X, Y indépendants</text:p>
        </text:list-item>
        <text:list-item>
          <text:p text:style-name="P14">I(X;Y) = H(X) – H(X|Y) = H(Y) – H(Y|X) = H(X) + H(Y) – H(X,Y) mesure l'absence d'information par l'entropie de cette distribution. </text:p>
        </text:list-item>
        <text:list-item>
          <text:p text:style-name="P14">I(X;Y|Z) = H(X|Z) – H(X|Y,Z) (conditional mutual information)</text:p>
        </text:list-item>
        <text:list-item>
          <text:p text:style-name="P15"><text:span text:style-name="T5">I(X</text:span><text:span text:style-name="T7">1</text:span><text:span text:style-name="T5">,...,X</text:span><text:span text:style-name="T7">n</text:span><text:span text:style-name="T5">;Y) = </text:span><text:span text:style-name="T2">∑</text:span><text:span text:style-name="T5">I(X</text:span><text:span text:style-name="T7">i</text:span><text:span text:style-name="T5">;Y|X</text:span><text:span text:style-name="T7">i-1</text:span><text:span text:style-name="T5">,...,X</text:span><text:span text:style-name="T7">1</text:span><text:span text:style-name="T5">) (chain rule for mutual information)</text:span></text:p>
        </text:list-item>
        <text:list-item>
          <text:p text:style-name="P16"><text:span text:style-name="T5">Soient X, Y, Z trois v.a. formant une chaîne de Markov alors, I(X;Y) </text:span><text:span text:style-name="T2">≥</text:span><text:span text:style-name="T5"> I(X;Z) (data processing inequality) =&gt; on perd de l'information sur l'image.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Source Serif Pro Light1" svg:font-family="'Source Serif Pro Light'" style:font-family-generic="roman"/>
    <style:font-face style:name="Lucida Sans1" svg:font-family="'Lucida Sans'" style:font-family-generic="swiss"/>
    <style:font-face style:name="Source Serif Pro Light" svg:font-family="'Source Serif Pro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etske L</meta:initial-creator>
    <meta:creation-date>2020-06-21T09:21:45.49</meta:creation-date>
    <dc:date>2020-09-01T23:07:57.229337956</dc:date>
    <meta:editing-duration>PT16H56M15S</meta:editing-duration>
    <meta:editing-cycles>8</meta:editing-cycles>
    <meta:generator>LibreOffice/6.4.5.2$Linux_X86_64 LibreOffice_project/40$Build-2</meta:generator>
    <meta:document-statistic meta:table-count="1" meta:image-count="0" meta:object-count="0" meta:page-count="2" meta:paragraph-count="29" meta:word-count="354" meta:character-count="2362" meta:non-whitespace-character-count="2014"/>
  </office:meta>
</office:document-meta>
</file>